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12.29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2" table:number-columns-repeated="16380" table:default-cell-style-name="ce5"/>
        <table:table-row table:style-name="ro1"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Url</text:p>
          </table:table-cell>
          <table:table-cell table:style-name="ce10"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Euronews</text:p>
          </table:table-cell>
          <table:table-cell table:style-name="ce4" office:value-type="string" calcext:value-type="string" table:number-columns-spanned="1" table:number-rows-spanned="2">
            <text:p>EU</text:p>
          </table:table-cell>
          <table:table-cell table:style-name="ce6" office:value-type="string" calcext:value-type="string">
            <text:p>World News</text:p>
          </table:table-cell>
          <table:table-cell table:style-name="ce8" office:value-type="string" calcext:value-type="string">
            <text:p><text:a xlink:href="https://fr.euronews.com/rss?format=mrss&amp;level=theme&amp;name=news" xlink:type="simple">https://fr.euronews.com/rss?format=mrss&amp;level=theme&amp;name=news</text:a>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7" office:value-type="string" calcext:value-type="string">
            <text:p>My Europe</text:p>
          </table:table-cell>
          <table:table-cell table:style-name="ce8" office:value-type="string" calcext:value-type="string">
            <text:p><text:a xlink:href="https://fr.euronews.com/rss?format=mrss&amp;level=vertical&amp;name=my-europe" xlink:type="simple">https://fr.euronews.com/rss?format=mrss&amp;level=vertical&amp;name=my-europe</text:a>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NHK</text:p>
          </table:table-cell>
          <table:table-cell table:style-name="ce4" office:value-type="string" calcext:value-type="string" table:number-columns-spanned="1" table:number-rows-spanned="2">
            <text:p>Japan</text:p>
          </table:table-cell>
          <table:table-cell table:style-name="ce6" office:value-type="string" calcext:value-type="string">
            <text:p>主要ニュース</text:p>
          </table:table-cell>
          <table:table-cell table:style-name="ce8" office:value-type="string" calcext:value-type="string">
            <text:p><text:a xlink:href="https://www.nhk.or.jp/rss/news/cat0.xml" xlink:type="simple">https://www.nhk.or.jp/rss/news/cat0.xml</text:a>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7" office:value-type="string" calcext:value-type="string">
            <text:p>国際</text:p>
          </table:table-cell>
          <table:table-cell table:style-name="ce8" office:value-type="string" calcext:value-type="string">
            <text:p><text:a xlink:href="https://www.nhk.or.jp/rss/news/cat6.xml" xlink:type="simple">https://www.nhk.or.jp/rss/news/cat6.xml</text:a>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Fox News</text:p>
          </table:table-cell>
          <table:table-cell table:style-name="ce4" office:value-type="string" calcext:value-type="string" table:number-columns-spanned="1" table:number-rows-spanned="2">
            <text:p>USA</text:p>
          </table:table-cell>
          <table:table-cell table:style-name="ce6" office:value-type="string" calcext:value-type="string">
            <text:p>World</text:p>
          </table:table-cell>
          <table:table-cell table:style-name="ce8" office:value-type="string" calcext:value-type="string">
            <text:p><text:a xlink:href="https://moxie.foxnews.com/google-publisher/world.xml" xlink:type="simple">https://moxie.foxnews.com/google-publisher/world.xml</text:a>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7" office:value-type="string" calcext:value-type="string">
            <text:p>US</text:p>
          </table:table-cell>
          <table:table-cell table:style-name="ce8" office:value-type="string" calcext:value-type="string">
            <text:p><text:a xlink:href="https://moxie.foxnews.com/google-publisher/us.xml" xlink:type="simple">https://moxie.foxnews.com/google-publisher/us.xml</text:a>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CBC News</text:p>
          </table:table-cell>
          <table:table-cell table:style-name="ce4" office:value-type="string" calcext:value-type="string" table:number-columns-spanned="1" table:number-rows-spanned="2">
            <text:p>Canada</text:p>
          </table:table-cell>
          <table:table-cell table:style-name="ce6" office:value-type="string" calcext:value-type="string">
            <text:p>World News</text:p>
          </table:table-cell>
          <table:table-cell table:style-name="ce8" office:value-type="string" calcext:value-type="string">
            <text:p><text:a xlink:href="https://www.cbc.ca/webfeed/rss/rss-world" xlink:type="simple">https://www.cbc.ca/webfeed/rss/rss-world</text:a>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7" office:value-type="string" calcext:value-type="string">
            <text:p>Canada News</text:p>
          </table:table-cell>
          <table:table-cell table:style-name="ce8" office:value-type="string" calcext:value-type="string">
            <text:p><text:a xlink:href="https://www.cbc.ca/webfeed/rss/rss-canada" xlink:type="simple">https://www.cbc.ca/webfeed/rss/rss-canada</text:a>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G1 Globo</text:p>
          </table:table-cell>
          <table:table-cell table:style-name="ce4" office:value-type="string" calcext:value-type="string" table:number-columns-spanned="1" table:number-rows-spanned="2">
            <text:p>Brazil</text:p>
          </table:table-cell>
          <table:table-cell table:style-name="ce6" office:value-type="string" calcext:value-type="string">
            <text:p>Mundo</text:p>
          </table:table-cell>
          <table:table-cell table:style-name="ce8" office:value-type="string" calcext:value-type="string">
            <text:p><text:a xlink:href="https://g1.globo.com/rss/g1/mundo/" xlink:type="simple">https://g1.globo.com/rss/g1/mundo/</text:a>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7" office:value-type="string" calcext:value-type="string">
            <text:p>Brasil</text:p>
          </table:table-cell>
          <table:table-cell table:style-name="ce8" office:value-type="string" calcext:value-type="string">
            <text:p><text:a xlink:href="https://g1.globo.com/rss/g1/brasil/" xlink:type="simple">https://g1.globo.com/rss/g1/brasil/</text:a>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CGTN</text:p>
          </table:table-cell>
          <table:table-cell table:style-name="ce4" office:value-type="string" calcext:value-type="string" table:number-columns-spanned="1" table:number-rows-spanned="2">
            <text:p>China</text:p>
          </table:table-cell>
          <table:table-cell table:style-name="ce6" office:value-type="string" calcext:value-type="string">
            <text:p>World</text:p>
          </table:table-cell>
          <table:table-cell table:style-name="ce8" office:value-type="string" calcext:value-type="string">
            <text:p><text:a xlink:href="https://www.cgtn.com/subscribe/rss/section/world.xml" xlink:type="simple">https://www.cgtn.com/subscribe/rss/section/world.xml</text:a>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7" office:value-type="string" calcext:value-type="string">
            <text:p>China</text:p>
          </table:table-cell>
          <table:table-cell table:style-name="ce8" office:value-type="string" calcext:value-type="string">
            <text:p><text:a xlink:href="https://www.cgtn.com/subscribe/rss/section/china.xml" xlink:type="simple">https://www.cgtn.com/subscribe/rss/section/china.xml</text:a>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The Times of India</text:p>
          </table:table-cell>
          <table:table-cell table:style-name="ce4" office:value-type="string" calcext:value-type="string" table:number-columns-spanned="1" table:number-rows-spanned="2">
            <text:p>India </text:p>
          </table:table-cell>
          <table:table-cell table:style-name="ce6" office:value-type="string" calcext:value-type="string">
            <text:p>World</text:p>
          </table:table-cell>
          <table:table-cell table:style-name="ce8" office:value-type="string" calcext:value-type="string">
            <text:p><text:a xlink:href="https://timesofindia.indiatimes.com/rssfeeds/296589292.cms" xlink:type="simple">https://timesofindia.indiatimes.com/rssfeeds/296589292.cms</text:a>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7" office:value-type="string" calcext:value-type="string">
            <text:p>India</text:p>
          </table:table-cell>
          <table:table-cell table:style-name="ce8" office:value-type="string" calcext:value-type="string">
            <text:p><text:a xlink:href="https://timesofindia.indiatimes.com/rssfeeds/-2128936835.cms" xlink:type="simple">https://timesofindia.indiatimes.com/rssfeeds/-2128936835.cms</text:a>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1" table:number-rows-spanned="2">
            <text:p>RNZ</text:p>
          </table:table-cell>
          <table:table-cell table:style-name="ce4" office:value-type="string" calcext:value-type="string" table:number-columns-spanned="1" table:number-rows-spanned="2">
            <text:p>New Zealand</text:p>
          </table:table-cell>
          <table:table-cell table:style-name="ce6" office:value-type="string" calcext:value-type="string">
            <text:p>World</text:p>
          </table:table-cell>
          <table:table-cell table:style-name="ce8" office:value-type="string" calcext:value-type="string">
            <text:p><text:a xlink:href="https://www.rnz.co.nz/rss/world.xml" xlink:type="simple">https://www.rnz.co.nz/rss/world.xml</text:a>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7" office:value-type="string" calcext:value-type="string">
            <text:p>New Zealand</text:p>
          </table:table-cell>
          <table:table-cell table:style-name="ce8" office:value-type="string" calcext:value-type="string">
            <text:p><text:a xlink:href="https://www.rnz.co.nz/rss/national.xml" xlink:type="simple">https://www.rnz.co.nz/rss/national.xml</text:a>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The East African</text:p>
          </table:table-cell>
          <table:table-cell table:style-name="ce4" office:value-type="string" calcext:value-type="string">
            <text:p>Kenya</text:p>
          </table:table-cell>
          <table:table-cell table:style-name="ce4" office:value-type="string" calcext:value-type="string">
            <text:p>Rss</text:p>
          </table:table-cell>
          <table:table-cell table:style-name="ce8" office:value-type="string" calcext:value-type="string">
            <text:p><text:a xlink:href="https://www.theeastafrican.co.ke/rss.xml" xlink:type="simple">https://www.theeastafrican.co.ke/rss.xml</text:a>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Al Jazeera</text:p>
          </table:table-cell>
          <table:table-cell table:style-name="ce4" office:value-type="string" calcext:value-type="string">
            <text:p>Qatar</text:p>
          </table:table-cell>
          <table:table-cell table:style-name="ce4" office:value-type="string" calcext:value-type="string">
            <text:p>All</text:p>
          </table:table-cell>
          <table:table-cell table:style-name="ce8" office:value-type="string" calcext:value-type="string">
            <text:p><text:a xlink:href="https://www.aljazeera.com/xml/rss/all.xml" xlink:type="simple">https://www.aljazeera.com/xml/rss/all.xml</text:a>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Ukrainska Pravd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string" calcext:value-type="string">
            <text:p>News</text:p>
          </table:table-cell>
          <table:table-cell table:style-name="ce8" office:value-type="string" calcext:value-type="string">
            <text:p><text:a xlink:href="https://www.pravda.com.ua/eng/rss/view_news/" xlink:type="simple">https://www.pravda.com.ua/eng/rss/view_news/</text:a>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The Moscow Times</text:p>
          </table:table-cell>
          <table:table-cell table:style-name="ce4" office:value-type="string" calcext:value-type="string">
            <text:p>Russia</text:p>
          </table:table-cell>
          <table:table-cell table:style-name="ce4" office:value-type="string" calcext:value-type="string">
            <text:p>News</text:p>
          </table:table-cell>
          <table:table-cell table:style-name="ce8" office:value-type="string" calcext:value-type="string">
            <text:p><text:a xlink:href="https://www.themoscowtimes.com/rss/news" xlink:type="simple">https://www.themoscowtimes.com/rss/news</text:a></text:p>
          </table:table-cell>
          <table:table-cell table:number-columns-repeated="16380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1:24:50.217000000</meta:creation-date>
    <dc:date>2025-05-27T12:59:52.156000000</dc:date>
    <meta:editing-duration>PT1H24M20S</meta:editing-duration>
    <meta:editing-cycles>42</meta:editing-cycles>
    <meta:generator>LibreOffice/24.2.1.2$Windows_X86_64 LibreOffice_project/db4def46b0453cc22e2d0305797cf981b68ef5ac</meta:generator>
    <meta:print-date>2025-05-27T12:57:04.474000000</meta:print-date>
    <meta:printed-by>Fichiers PDF</meta:printed-by>
    <meta:document-statistic meta:table-count="1" meta:cell-count="68" meta:object-count="0"/>
  </office:meta>
</office:document-meta>
</file>